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RequestImpl.RenderRequestImpl( PortletWindow window , HttpServletRequest req ,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RequestImpl.isUserInRole(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RequestImpl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